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16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draw:opacity="27%" draw:textarea-horizontal-align="justify" draw:textarea-vertical-align="middle" draw:auto-grow-height="false" fo:min-height="1.164cm" fo:min-width="1.2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opacity="27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69cm" svg:height="0.962cm" svg:x="4.8cm" svg:y="7.8cm">
          <draw:text-box>
            <text:p>Data <text:span text:style-name="T1">x</text:span></text:p>
          </draw:text-box>
        </draw:frame>
        <draw:custom-shape draw:style-name="gr2" draw:text-style-name="P2" draw:layer="layout" svg:width="0.3cm" svg:height="0.3cm" svg:x="5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3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3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8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5.1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.705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.706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3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808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1cm" svg:y1="7.5cm" svg:x2="8.6cm" svg:y2="7.5cm">
          <text:p/>
        </draw:line>
        <draw:line draw:style-name="gr3" draw:text-style-name="P3" draw:layer="layout" svg:x1="3.1cm" svg:y1="7.5cm" svg:x2="3.1cm" svg:y2="3.2cm">
          <text:p/>
        </draw:line>
        <draw:frame draw:style-name="gr4" draw:text-style-name="P1" draw:layer="layout" svg:width="1.116cm" svg:height="0.962cm" svg:x="7.9cm" svg:y="7.6cm">
          <draw:text-box>
            <text:p>x<text:span text:style-name="T2">1</text:span></text:p>
          </draw:text-box>
        </draw:frame>
        <draw:frame draw:style-name="gr4" draw:text-style-name="P1" draw:layer="layout" svg:width="1.116cm" svg:height="0.962cm" svg:x="2.1cm" svg:y="3.5cm">
          <draw:text-box>
            <text:p>x<text:span text:style-name="T2">2</text:span></text:p>
          </draw:text-box>
        </draw:frame>
        <draw:custom-shape draw:style-name="gr2" draw:text-style-name="P2" draw:layer="layout" svg:width="0.3cm" svg:height="0.3cm" svg:x="4.6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5.5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5.5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0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005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906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.9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5.508cm" svg:y="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009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6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602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103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404cm" svg:y="6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005cm" svg:y="6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006cm" svg:y="5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0.607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108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4cm" svg:y1="7.5cm" svg:x2="14.9cm" svg:y2="7.5cm">
          <text:p/>
        </draw:line>
        <draw:line draw:style-name="gr3" draw:text-style-name="P3" draw:layer="layout" svg:x1="9.4cm" svg:y1="7.5cm" svg:x2="9.4cm" svg:y2="3.2cm">
          <text:p/>
        </draw:line>
        <draw:frame draw:style-name="gr4" draw:text-style-name="P1" draw:layer="layout" svg:width="1.116cm" svg:height="0.962cm" svg:x="14.2cm" svg:y="7.6cm">
          <draw:text-box>
            <text:p>x<text:span text:style-name="T2">1</text:span></text:p>
          </draw:text-box>
        </draw:frame>
        <draw:frame draw:style-name="gr4" draw:text-style-name="P1" draw:layer="layout" svg:width="1.116cm" svg:height="0.962cm" svg:x="8.4cm" svg:y="3.5cm">
          <draw:text-box>
            <text:p>x<text:span text:style-name="T2">2</text:span></text:p>
          </draw:text-box>
        </draw:frame>
        <draw:custom-shape draw:style-name="gr2" draw:text-style-name="P2" draw:layer="layout" svg:width="0.3cm" svg:height="0.3cm" svg:x="10.90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02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03cm" svg:y="4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2.304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2.305cm" svg:y="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206cm" svg:y="4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207cm" svg:y="3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1.808cm" svg:y="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12.309cm" svg:y="3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cm" svg:y1="4.3cm" svg:x2="14.2cm" svg:y2="6.9cm">
          <text:p/>
        </draw:line>
        <draw:frame draw:style-name="gr6" draw:text-style-name="P1" draw:layer="layout" svg:width="1.543cm" svg:height="0.962cm" svg:x="13.3cm" svg:y="5.2cm">
          <draw:text-box>
            <text:p>y=1</text:p>
          </draw:text-box>
        </draw:frame>
        <draw:frame draw:style-name="gr6" draw:text-style-name="P1" draw:layer="layout" svg:width="1.543cm" svg:height="0.962cm" svg:x="12.301cm" svg:y="6.4cm">
          <draw:text-box>
            <text:p>y=2</text:p>
          </draw:text-box>
        </draw:frame>
        <draw:custom-shape draw:style-name="gr7" draw:text-style-name="P4" draw:layer="layout" svg:width="0.3cm" svg:height="0.3cm" svg:x="13.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5cm" svg:height="2cm" svg:x="10.7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2.183cm" svg:height="0.962cm" svg:x="14.101cm" svg:y="6.3cm">
          <draw:text-box>
            <text:p><text:span text:style-name="T3">P(y|</text:span><text:span text:style-name="T1">x</text:span><text:span text:style-name="T3">)</text:span></text:p>
          </draw:text-box>
        </draw:frame>
        <draw:frame draw:style-name="gr10" draw:text-style-name="P1" draw:layer="layout" svg:width="1.8cm" svg:height="1.673cm" svg:x="12.7cm" svg:y="2.7cm">
          <draw:text-box>
            <text:p>p(<text:span text:style-name="T1">x</text:span>)</text:p>
          </draw:text-box>
        </draw:frame>
        <draw:frame draw:style-name="gr11" draw:text-style-name="P1" draw:layer="layout" svg:width="3.986cm" svg:height="0.962cm" svg:x="14.4cm" svg:y="4cm">
          <draw:text-box>
            <text:p>New sampl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0T19:51:31.284070753</meta:creation-date>
    <dc:date>2025-08-01T08:24:38.127557904</dc:date>
    <meta:editing-duration>PT36S</meta:editing-duration>
    <meta:editing-cycles>2</meta:editing-cycles>
    <meta:generator>LibreOffice/6.4.7.2$Linux_X86_64 LibreOffice_project/40$Build-2</meta:generator>
    <meta:document-statistic meta:object-count="54"/>
  </office:meta>
</office:document-meta>
</file>